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8bf1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in" fo:text-indent="0in" style:auto-text-indent="false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APHORE OPERATIONS IN SEQUENCE OF EXECUTION</text:p>
      <text:p text:style-name="P1">(Bonus Part - Process-Based)</text:p>
      <text:p text:style-name="Standard"/>
      <text:p text:style-name="Standard"/>
      <text:p text:style-name="P2">PHASE 1: PROCESS INITIALIZATION</text:p>
      <text:p text:style-name="Standard">SETUP (Before fork):</text:p>
      <text:p text:style-name="P3">• forks semaphore created with count = N (number of philosophers)</text:p>
      <text:p text:style-name="P3">• print semaphore created with count = 1 (binary)</text:p>
      <text:p text:style-name="P3">• Both are named semaphores (shared across processes)</text:p>
      <text:p text:style-name="Standard"/>
      <text:p text:style-name="Standard"/>
      <text:p text:style-name="P2">PHASE 2: PHILOSOPHER PROCESS ROUTINE LOOP</text:p>
      <text:p text:style-name="P4">(Each philosopher is a separate process, runs concurrently)</text:p>
      <text:p text:style-name="Standard">1. forks semaphore (forks_bonus.c:17, take_forks)</text:p>
      <text:p text:style-name="Standard">└─ sem_wait(philo-&gt;rules-&gt;forks)</text:p>
      <text:p text:style-name="Standard">WHY: Decrement fork counter, waits if no forks available (count = 0)</text:p>
      <text:p text:style-name="Standard">Only 1 fork available when count = 1</text:p>
      <text:p text:style-name="Standard">Philosopher blocks here if all forks taken by other philosophers</text:p>
      <text:p text:style-name="Standard">Prevents N+1 philosophers from eating simultaneously</text:p>
      <text:p text:style-name="Standard"/>
      <text:p text:style-name="Standard">2. forks semaphore (forks_bonus.c:19, take_forks)</text:p>
      <text:p text:style-name="Standard">└─ sem_wait(philo-&gt;rules-&gt;forks)</text:p>
      <text:p text:style-name="Standard">WHY: Acquire second fork (wait for count to become non-zero)</text:p>
      <text:p text:style-name="Standard">Now philosopher has secured 2 forks for eating</text:p>
      <text:p text:style-name="Standard">Atomic operations prevent deadlock (semaphore handles ordering)</text:p>
      <text:p text:style-name="Standard">Unlike mandatory part, no explicit fork ordering needed</text:p>
      <text:p text:style-name="Standard"/>
      <text:p text:style-name="Standard">3. print_state semaphore (print_bonus.c:19, print_state)</text:p>
      <text:p text:style-name="Standard">└─ sem_wait(philo-&gt;rules-&gt;print)</text:p>
      <text:p text:style-name="Standard">WHY: Acquire exclusive access to stdout</text:p>
      <text:p text:style-name="Standard">Only 1 process can print at a time (print semaphore count = 1)</text:p>
      <text:p text:style-name="Standard">Prevents interleaved/corrupted output from concurrent processes</text:p>
      <text:p text:style-name="Standard">Simpler than mandatory part (no nested stop_mutex + print_mutex)</text:p>
      <text:p text:style-name="Standard"/>
      <text:p text:style-name="Standard"/>
      <text:p text:style-name="P2">PHASE 3: EATING &amp; FORK RELEASE</text:p>
      <text:p text:style-name="Standard">4. forks semaphore (forks_bonus.c:25, release_forks)</text:p>
      <text:p text:style-name="Standard">└─ sem_post(philo-&gt;rules-&gt;forks)</text:p>
      <text:p text:style-name="Standard">WHY: Release first fork (increment semaphore count by 1)</text:p>
      <text:p text:style-name="Standard">Makes fork available for other waiting philosophers</text:p>
      <text:p text:style-name="Standard">Signal waiting processes that resource is available</text:p>
      <text:p text:style-name="Standard"/>
      <text:p text:style-name="Standard">5. forks semaphore (forks_bonus.c:26, release_forks)</text:p>
      <text:p text:style-name="Standard">└─ sem_post(philo-&gt;rules-&gt;forks)</text:p>
      <text:p text:style-name="Standard">WHY: Release second fork (increment semaphore count by 1)</text:p>
      <text:p text:style-name="Standard">Both forks now available again</text:p>
      <text:p text:style-name="Standard">Other philosophers can proceed from their sem_wait blocks</text:p>
      <text:p text:style-name="Standard"/>
      <text:p text:style-name="Standard"/>
      <text:p text:style-name="Standard"/>
      <text:p text:style-name="Standard"/>
      <text:p text:style-name="Standard"/>
      <text:p text:style-name="P5"><text:soft-page-break/>PHASE 4: MONITOR THREAD (within child process)</text:p>
      <text:p text:style-name="P4">(Runs concurrently with philosopher eating/sleeping)</text:p>
      <text:p text:style-name="Standard">6. print_state semaphore (monitor_bonus.c:29, check_philo_death)</text:p>
      <text:p text:style-name="Standard">└─ sem_wait(philo-&gt;rules-&gt;print)</text:p>
      <text:p text:style-name="Standard">WHY: Acquire print semaphore before printing "died" message</text:p>
      <text:p text:style-name="Standard">Ensures death announcement isn't interleaved with other output</text:p>
      <text:p text:style-name="Standard">Process then immediately exits(1) without releasing semaphore</text:p>
      <text:p text:style-name="Standard">(Parent process detects non-zero exit code)</text:p>
      <text:p text:style-name="Standard"/>
      <text:p text:style-name="Standard"/>
      <text:p text:style-name="P2">PHASE 5: PRINT RELEASES (After critical sections)</text:p>
      <text:p text:style-name="Standard">7. print_state semaphore (print_bonus.c:22, print_state)</text:p>
      <text:p text:style-name="Standard">└─ sem_post(philo-&gt;rules-&gt;print)</text:p>
      <text:p text:style-name="Standard">WHY: Release exclusive print access after printing state</text:p>
      <text:p text:style-name="Standard">Allows next philosopher to print their message</text:p>
      <text:p text:style-name="Standard">Happens after printf completes successfully</text:p>
      <text:p text:style-name="Standard"/>
      <text:p text:style-name="Standard"/>
      <text:p text:style-name="Standard"/>
      <text:p text:style-name="P6"><text:span text:style-name="T1">SEMAPHORE DEPENDENCY SUMMARY (Bonus):</text:span></text:p>
      <text:p text:style-name="Standard"/>
      <text:p text:style-name="Standard">┌─ forks semaphore (count = N initially)</text:p>
      <text:p text:style-name="Standard">│ Used: take_forks (2x sem_wait), release_forks (2x sem_post)</text:p>
      <text:p text:style-name="Standard">│ Reason: Prevent more than N/2 philosophers from eating simultaneously</text:p>
      <text:p text:style-name="Standard">│Semaphore atomicity eliminates deadlock risk (no ordering needed)</text:p>
      <text:p text:style-name="Standard">│Inter-process synchronization (works across fork boundaries)</text:p>
      <text:p text:style-name="Standard">│</text:p>
      <text:p text:style-name="Standard">└─ print semaphore (count = 1 initially, binary)</text:p>
      <text:p text:style-name="Standard"><text:s text:c="3"/>Used: print_state (1x sem_wait, 1x sem_post)</text:p>
      <text:p text:style-name="Standard"><text:s text:c="3"/>Reason: Ensure only 1 process prints at a time</text:p>
      <text:p text:style-name="Standard"><text:s text:c="3"/>Single critical section (no nested locks like mandatory part)</text:p>
      <text:p text:style-name="Standard"><text:s text:c="3"/>Simpler model than stop_mutex + print_mutex combination</text:p>
      <text:p text:style-name="Standard"/>
      <text:p text:style-name="Standard"/>
      <text:p text:style-name="Standard">TOTAL SEMAPHORE OPERATIONS PER CYCLE (per philosopher):</text:p>
      <text:p text:style-name="Standard"><text:s/>• forks semaphore: 4x (2 waits to take, 2 posts to release)</text:p>
      <text:p text:style-name="Standard"><text:s/>• print semaphore: 2x per message (1 wait + 1 post per print_state call)</text:p>
      <text:p text:style-name="Standard"><text:s/>─────────────────────────────────</text:p>
      <text:p text:style-name="Standard"><text:s/></text:p>
      <text:p text:style-name="Standard"><text:s/>Per eating cycle:</text:p>
      <text:p text:style-name="Standard"><text:s/>• take_forks: 2x sem_wait(forks)</text:p>
      <text:p text:style-name="Standard"><text:s/>• print_state after fork 1: 1x sem_wait(print) + 1x sem_post(print)</text:p>
      <text:p text:style-name="Standard"><text:s/>• print_state after fork 2: 1x sem_wait(print) + 1x sem_post(print)</text:p>
      <text:p text:style-name="Standard"><text:s/>• release_forks: 2x sem_post(forks)</text:p>
      <text:p text:style-name="Standard"><text:s/>─────────────────────────────────</text:p>
      <text:p text:style-name="Standard">Total: 4 waits, 4 posts + print overhea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KEY DIFFERENCES FROM MANDATORY PART:</text:p>
      <text:p text:style-name="Standard"/>
      <text:p text:style-name="P5">Mandatory (Threads + Mutexes):</text:p>
      <text:p text:style-name="Standard"><text:s/>• Fork mutexes (one per fork) - explicit ordering to prevent deadlock</text:p>
      <text:p text:style-name="Standard"><text:s/>• meal_mutex (one per philosopher) - tracks state</text:p>
      <text:p text:style-name="Standard"><text:s/>• stop_mutex (global) - coordination flag</text:p>
      <text:p text:style-name="Standard"><text:s/>• print_mutex (global) - output synchronization</text:p>
      <text:p text:style-name="Standard"><text:s/>────────────────────────────</text:p>
      <text:p text:style-name="Standard"><text:s/>Total locks per cycle: 6+ critical sections</text:p>
      <text:p text:style-name="Standard"/>
      <text:p text:style-name="P5">Bonus (Processes + Semaphores):</text:p>
      <text:p text:style-name="Standard"><text:s/>• forks semaphore (counting, count = N) - automatic deadlock prevention</text:p>
      <text:p text:style-name="Standard"><text:s/>• print semaphore (binary, count = 1) - single output lock</text:p>
      <text:p text:style-name="Standard"><text:s/>• meal_mutex still used (threads within each process need it)</text:p>
      <text:p text:style-name="Standard"><text:s/>────────────────────────────</text:p>
      <text:p text:style-name="Standard">Total locks per cycle: 4 sem operations + print overhead</text:p>
      <text:p text:style-name="Standard"/>
      <text:p text:style-name="Standard"/>
      <text:p text:style-name="Standard"/>
      <text:p text:style-name="P5">ADVANTAGES OF SEMAPHORE APPROACH (Bonus):</text:p>
      <text:p text:style-name="Standard">1. Counting semaphore handles N-way resource sharing elegantly</text:p>
      <text:p text:style-name="Standard">2. No explicit fork ordering needed (automatic FIFO by semaphore)</text:p>
      <text:p text:style-name="Standard">3. Cross-process synchronization (works with fork'd processes)</text:p>
      <text:p text:style-name="Standard">4. Simpler code (fewer nested critical sections)</text:p>
      <text:p text:style-name="Standard">5. No deadlock possible with single semaphore (atomic operations)</text:p>
      <text:p text:style-name="Standard"/>
      <text:p text:style-name="P5">DISADVANTAGES:</text:p>
      <text:p text:style-name="Standard">1. Each process has separate memory (needs named semaphores)</text:p>
      <text:p text:style-name="Standard">2. Harder to debug (multiple processes vs threads)</text:p>
      <text:p text:style-name="Standard">3. More overhead (fork is heavier than thread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5T20:17:17.936606829</meta:creation-date>
    <dc:date>2026-01-25T20:40:40.134240689</dc:date>
    <meta:editing-duration>PT2M38S</meta:editing-duration>
    <meta:editing-cycles>1</meta:editing-cycles>
    <meta:document-statistic meta:table-count="0" meta:image-count="0" meta:object-count="0" meta:page-count="3" meta:paragraph-count="100" meta:word-count="655" meta:character-count="4808" meta:non-whitespace-character-count="4220"/>
    <meta:generator>LibreOffice/25.8.4.2$Linux_X86_64 LibreOffice_project/580$Build-2</meta:generator>
  </office:meta>
</office:document-meta>
</file>